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6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7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8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9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0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36.00pt" fo:font-weight="normal" fo:font-family="Cambria" style:font-family-asian="Cambria" style:font-family-complex="Cambria" fo:background-color="transparent" fo:color="#17365d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81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1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6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1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0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1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1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2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4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2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1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2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1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2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3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1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3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4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3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7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0.00pt" fo:text-indent="35.45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41.60pt" fo:text-indent="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center" fo:margin-left="0.00pt" fo:text-indent="33.1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-21.15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7" style:family="paragraph">
      <style:paragraph-properties fo:line-height="100.00%" fo:text-align="left" fo:margin-left="3.15pt" fo:text-indent="-3.15pt">
        <style:tab-stops>
          <style:tab-stop style:position="39.15pt"/>
          <style:tab-stop style:position="120.20pt"/>
          <style:tab-stop style:position="190.75pt"/>
          <style:tab-stop style:position="231.75pt"/>
          <style:tab-stop style:position="371.40pt"/>
          <style:tab-stop style:position="472.20pt"/>
        </style:tab-stops>
      </style:paragraph-properties>
    </style:style>
    <style:style style:name="P18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34.1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 fo:margin-right="3.50pt"/>
    </style:style>
    <style:style style:name="P21" style:family="paragraph">
      <style:paragraph-properties fo:line-height="100.00%" fo:text-align="left" fo:margin-left="34.10pt" fo:text-indent="0.00pt" fo:margin-right="3.50pt"/>
    </style:style>
    <style:style style:name="P22" style:family="paragraph">
      <style:paragraph-properties fo:line-height="100.00%" fo:text-align="left" fo:margin-right="3.50pt"/>
    </style:style>
    <style:style style:name="P23" style:family="paragraph">
      <style:paragraph-properties fo:line-height="100.00%" fo:text-align="left" fo:margin-left="34.10pt" fo:text-indent="0.00pt" fo:margin-right="3.50pt"/>
    </style:style>
    <style:style style:name="P24" style:family="paragraph">
      <style:paragraph-properties fo:line-height="100.00%" fo:text-align="justify"/>
    </style:style>
    <text:list-style style:name="L25">
      <text:list-level-style-bullet text:level="1" text:bullet-char="•">
        <style:list-level-properties text:space-before="71.45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-53.45pt" fo:text-indent="53.45pt"/>
    </style:style>
    <style:style style:name="P26" style:family="paragraph">
      <style:paragraph-properties fo:line-height="100.00%" fo:text-align="justify" fo:margin-left="-44.65pt" fo:text-indent="0.15pt"/>
    </style:style>
    <style:style style:name="P27" style:family="paragraph">
      <style:paragraph-properties fo:line-height="100.00%" fo:text-align="justify" fo:margin-left="45.00pt" fo:text-indent="0.00pt"/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justify" fo:margin-left="0.00pt" fo:text-indent="35.45pt"/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justify" fo:margin-left="0.00pt" fo:text-indent="35.45p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justify" fo:margin-left="0.00pt" fo:text-indent="35.45p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justify" fo:margin-left="0.00pt" fo:text-indent="35.45pt"/>
    </style:style>
    <style:style style:name="P37" style:family="paragraph">
      <style:paragraph-properties fo:line-height="100.00%" fo:text-align="justify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Республики</text:span><text:span text:style-name="T6"><text:s/></text:span><text:span text:style-name="T7">Беларусь</text:span><text:span text:style-name="T8"><text:s/></text:span><text:span text:style-name="T9">Белорусский</text:span><text:span text:style-name="T10"><text:s/></text:span><text:span text:style-name="T11">Национальный</text:span><text:span text:style-name="T12"><text:s/></text:span><text:span text:style-name="T13">Технический</text:span><text:span text:style-name="T14"><text:s/></text:span><text:span text:style-name="T15">Университет</text:span></text:p>
      <text:p text:style-name="P2"><text:span text:style-name="T16">Факультет информационных технологий и робототехники</text:span></text:p>
      <text:p text:style-name="P2"><text:span text:style-name="T17"/></text:p>
      <text:p text:style-name="P2"><text:span text:style-name="T18">Кафедра<text:s/></text:span><text:span text:style-name="T19">«</text:span><text:span text:style-name="T20">Программное обеспечение информационных систем и<text:s text:c="14"/>технологий</text:span><text:span text:style-name="T21">»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4"><text:span text:style-name="T22"/></text:p>
      <text:p text:style-name="P5"><text:span text:style-name="T23">Отчѐт</text:span></text:p>
      <text:p text:style-name="P6"><text:span text:style-name="T24">по лабораторной работе<text:s/></text:span><text:span text:style-name="T25">№</text:span><text:span text:style-name="T26"><text:s/>1</text:span></text:p>
      <text:p text:style-name="P6"><text:span text:style-name="T27">по дисциплине<text:s/></text:span><text:span text:style-name="T28">“Базы данных”</text:span></text:p>
      <text:p text:style-name="P6"><text:span text:style-name="T29"><text:s/></text:span><text:span text:style-name="T30">тема</text:span><text:span text:style-name="T31">:<text:s/></text:span><text:span text:style-name="T32">”Проектирование базы данных”</text:span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7"><text:span text:style-name="T34"><text:s text:c="6"/></text:span><text:span text:style-name="T35">Исполнитель:<text:s text:c="51"/>студент группы 10701319</text:span></text:p>
      <text:p text:style-name="P8"><text:span text:style-name="T36"><text:tab/><text:tab/><text:tab/><text:tab/><text:tab/></text:span><text:span text:style-name="T37">Чжан</text:span><text:span text:style-name="T38"><text:s/>Цзыхан</text:span></text:p>
      <text:p text:style-name="P8"><text:span text:style-name="T39"/></text:p>
      <text:p text:style-name="P8"><text:span text:style-name="T40"><text:s/></text:span></text:p>
      <text:p text:style-name="P8"><text:span text:style-name="T41"/></text:p>
      <text:p text:style-name="P8"><text:span text:style-name="T41"/></text:p>
      <text:p text:style-name="P8"><text:span text:style-name="T41"/></text:p>
      <text:p text:style-name="P8"><text:span text:style-name="T41"/></text:p>
      <text:p text:style-name="P9"><text:span text:style-name="T41"/></text:p>
      <text:p text:style-name="P9"><text:span text:style-name="T41"/></text:p>
      <text:p text:style-name="P9"><text:span text:style-name="T42"><text:s text:c="5"/></text:span><text:span text:style-name="T43">Преподаватель:<text:s text:c="43"/></text:span><text:span text:style-name="T44">Воронич Л.В. </text:span></text:p>
      <text:p text:style-name="P10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6">Минск</text:span></text:p>
      <text:p text:style-name="P11"><text:span text:style-name="T47">2021</text:span></text:p>
      <text:p text:style-name="P12"><text:span text:style-name="T48">Лабораторная работа<text:s/></text:span><text:span text:style-name="T49">№</text:span><text:span text:style-name="T50">1</text:span></text:p>
      <text:p text:style-name="P12"><text:span text:style-name="T51">Проектирование базы данных</text:span></text:p>
      <text:p text:style-name="P13"><text:span text:style-name="T52"/></text:p>
      <text:p text:style-name="P14"><text:span text:style-name="T53">Цель работы:<text:s/></text:span><text:span text:style-name="T54">получить практические навыки создания концептуальной и логической моделей базы данных.</text:span></text:p>
      <text:p text:style-name="P15"><text:span text:style-name="T55"/></text:p>
      <text:p text:style-name="P15"><text:span text:style-name="T56">Порядок<text:s text:c="2"/>выполнения<text:s text:c="2"/>работы</text:span></text:p>
      <text:list text:style-name="L16">
        <text:list-item>
          <text:p text:style-name="P16"><text:span text:style-name="T57">Ознакомьтесь с теоретическим материалом и в соответствии с ним создайте<text:s/></text:span><text:span text:style-name="T58">новый</text:span><text:span text:style-name="T59"><text:s/></text:span><text:span text:style-name="T60">проект.</text:span></text:p>
        </text:list-item>
        <text:list-item>
          <text:p text:style-name="P17"><text:span text:style-name="T60">Выполните<text:s text:c="2"/>задание<text:tab/>для<text:tab/>самостоятельного<text:tab/>выполнения<text:tab/>в соответствии с номером</text:span><text:span text:style-name="T61"><text:s/></text:span><text:span text:style-name="T62">варианта.</text:span></text:p>
        </text:list-item>
        <text:list-item>
          <text:p text:style-name="P18"><text:span text:style-name="T62">Напишите отчет в соответствии с нижеприведенными требованиями.</text:span></text:p>
        </text:list-item>
        <text:list-item>
          <text:p text:style-name="P18"><text:span text:style-name="T62">Потренируйтесь отвечать на контрольные</text:span><text:span text:style-name="T63"><text:s/></text:span><text:span text:style-name="T64">вопросы.</text:span></text:p>
        </text:list-item>
      </text:list>
      <text:p text:style-name="P19"><text:span text:style-name="T65"/></text:p>
      <text:p text:style-name="P19"><text:span text:style-name="T66">Задание на лабораторную работу:</text:span><text:span text:style-name="T67"><text:s/>разработать концептуальную, логическую и физическую модели базы данных для формирования информационной системы в предметной области в соответствии с вариантом.</text:span></text:p>
      <text:p text:style-name="P19"><text:span text:style-name="T67">В базе данных предусмотреть:</text:span></text:p>
      <text:list text:style-name="L20">
        <text:list-item>
          <text:p text:style-name="P20"><text:span text:style-name="T67">Не менее 5 таблиц.</text:span></text:p>
        </text:list-item>
        <text:list-item>
          <text:p text:style-name="P20"><text:span text:style-name="T67">Представить таблицы в 3НФ.</text:span></text:p>
        </text:list-item>
        <text:list-item>
          <text:p text:style-name="P20"><text:span text:style-name="T67">Предусмотреть средства обеспечения целостности базы данных.</text:span></text:p>
        </text:list-item>
        <text:list-item>
          <text:p text:style-name="P20"><text:span text:style-name="T67">Не менее 3 хранимых процедур.</text:span></text:p>
        </text:list-item>
        <text:list-item>
          <text:p text:style-name="P20"><text:span text:style-name="T67">Не менее 3 представлений.</text:span></text:p>
        </text:list-item>
        <text:list-item>
          <text:p text:style-name="P20"><text:span text:style-name="T67">Не менее 3 функций пользователя.</text:span></text:p>
        </text:list-item>
        <text:list-item>
          <text:p text:style-name="P20"><text:span text:style-name="T67">Не менее 3 тригеров.</text:span></text:p>
        </text:list-item>
      </text:list>
      <text:p text:style-name="P21"><text:span text:style-name="T68"/></text:p>
      <text:p text:style-name="P22"><text:span text:style-name="T69">Вариант 23: Компьютерная фирма<text:s/></text:span><text:span text:style-name="T70">—</text:span><text:span text:style-name="T71"><text:s/></text:span><text:span text:style-name="T72">Информационная система учёта продажи товаров и услуг.</text:span></text:p>
      <text:p text:style-name="P23"><text:span text:style-name="T73"/></text:p>
      <text:p text:style-name="P24"><text:span text:style-name="T74">Контрольные вопросы:</text:span></text:p>
      <text:list text:style-name="L25">
        <text:list-item>
          <text:p text:style-name="P25"><text:span text:style-name="T75">Что такое концептуальная модель базы данных? - описание основных сущностей и связей между ними.</text:span></text:p>
        </text:list-item>
        <text:list-item>
          <text:p text:style-name="P25"><text:span text:style-name="T75">Что такое логическая модель базы данных? - нестрогое именование концептуальной базы данных.</text:span></text:p>
        </text:list-item>
        <text:list-item>
          <text:p text:style-name="P25"><text:span text:style-name="T75">Что такое физическая модель базы данных? - нестрогое именование внутренней схемы базы данных из архитектуры.</text:span></text:p>
        </text:list-item>
        <text:list-item>
          <text:p text:style-name="P25"><text:span text:style-name="T75">Какие ограничения используются в базах данных? - ссылочная целостность, целостность данных и ограничения первичного ключа.</text:span></text:p>
        </text:list-item>
        <text:list-item>
          <text:p text:style-name="P25"><text:span text:style-name="T75">Что такое первичный ключ и для чего он используется?</text:span></text:p>
        </text:list-item>
        <text:list-item>
          <text:p text:style-name="P25"><text:span text:style-name="T75">Что такое внешний ключ и для чего он используется?</text:span></text:p>
        </text:list-item>
        <text:list-item>
          <text:p text:style-name="P25"><text:span text:style-name="T75">Какие требования предъявляются к таблице в 1НФ (2НФ, 3НФ)?</text:span></text:p>
        </text:list-item>
        <text:list-item>
          <text:p text:style-name="P25"><text:span text:style-name="T75">Что такое сущность в предметной области? - однозначно идентифицируемый информационный объект в базе данных, информационное описание некоторой сущности предметной области, представляющее совокупность логических связанных реквизитов и атрибутов, отражающих качественные и количественные и количественные характеристики сущности.</text:span></text:p>
        </text:list-item>
        <text:list-item>
          <text:p text:style-name="P25"><text:span text:style-name="T75">Какие возможны виды связей между сущностями? - один к одному, один ко многим, многие к одному, многие к многим.</text:span></text:p>
        </text:list-item>
        <text:list-item>
          <text:p text:style-name="P25"><text:span text:style-name="T75">Какие существуют ограничения целостности базы данных?</text:span></text:p>
        </text:list-item>
        <text:list-item>
          <text:p text:style-name="P26"><text:span text:style-name="T75">Какие существуют правила обеспечения ссылочной целостности и что они означают?</text:span></text:p>
        </text:list-item>
      </text:list>
      <text:p text:style-name="P27"><text:span text:style-name="T76"/></text:p>
      <text:p text:style-name="P28"><text:span text:style-name="T76"/></text:p>
      <text:p text:style-name="P28"><text:span text:style-name="T76"/></text:p>
      <text:p text:style-name="P28"><text:span text:style-name="T76"/></text:p>
      <text:p text:style-name="P28"><text:span text:style-name="T77">Концептуальная модель базы данных:</text:span></text:p>
      <text:p text:style-name="P28"><draw:frame text:anchor-type="as-char" svg:width="116.68mm" svg:height="75.41mm" style:rel-width="scale" style:rel-height="scale"><draw:object-ole xlink:href="OleObj1"/><draw:image xlink:href="ObjectReplacements/OleObj1"/></draw:frame><text:span text:style-name="T78"/></text:p>
      <text:p text:style-name="P28"><text:span text:style-name="T78"/></text:p>
      <text:p text:style-name="P28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draw:frame text:anchor-type="as-char" svg:width="98.95mm" svg:height="99.22mm" style:rel-width="scale" style:rel-height="scale"><draw:object-ole xlink:href="OleObj2"/><draw:image xlink:href="ObjectReplacements/OleObj2"/></draw:frame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text:span text:style-name="T78"/></text:p>
      <text:p text:style-name="P29"><draw:frame text:anchor-type="as-char" svg:width="174.89mm" svg:height="101.86mm" style:rel-width="scale" style:rel-height="scale"><draw:object-ole xlink:href="OleObj3"/><draw:image xlink:href="ObjectReplacements/OleObj3"/></draw:frame><text:span text:style-name="T78"/></text:p>
      <text:p text:style-name="P29"><text:span text:style-name="T78"/></text:p>
      <text:p text:style-name="P29"><text:span text:style-name="T79">Создание всех функций:</text:span></text:p>
      <text:p text:style-name="P29"><text:span text:style-name="T80">use</text:span><text:span text:style-name="T81"><text:s/>Sem2</text:span></text:p>
      <text:p text:style-name="P30"><text:span text:style-name="T82">go</text:span></text:p>
      <text:p text:style-name="P30"><text:span text:style-name="T83"/></text:p>
      <text:p text:style-name="P30"><text:span text:style-name="T84">alter</text:span><text:span text:style-name="T85"><text:s/></text:span><text:span text:style-name="T86">function</text:span><text:span text:style-name="T87"><text:s/>CountOfProductsInStore</text:span><text:span text:style-name="T88">()</text:span></text:p>
      <text:p text:style-name="P30"><text:span text:style-name="T89">returns</text:span><text:span text:style-name="T90"><text:s/></text:span><text:span text:style-name="T91">int</text:span></text:p>
      <text:p text:style-name="P30"><text:span text:style-name="T91">as</text:span></text:p>
      <text:p text:style-name="P30"><text:span text:style-name="T91">begin</text:span></text:p>
      <text:p text:style-name="P30"><text:span text:style-name="T92"><text:tab/></text:span><text:span text:style-name="T93">declare</text:span><text:span text:style-name="T94"><text:s/>@result<text:s/></text:span><text:span text:style-name="T95">int</text:span><text:span text:style-name="T96">;</text:span></text:p>
      <text:p text:style-name="P30"><text:span text:style-name="T97"><text:tab/></text:span><text:span text:style-name="T98">select</text:span><text:span text:style-name="T99"><text:s/>@result<text:s/></text:span><text:span text:style-name="T100">=</text:span><text:span text:style-name="T101"><text:s/></text:span><text:span text:style-name="T102">SUM</text:span><text:span text:style-name="T103">(</text:span><text:span text:style-name="T104">Count</text:span><text:span text:style-name="T105">)</text:span><text:span text:style-name="T106"><text:s/></text:span><text:span text:style-name="T107">from</text:span><text:span text:style-name="T108"><text:s/>Products</text:span></text:p>
      <text:p text:style-name="P30"><text:span text:style-name="T108"><text:tab/></text:span><text:span text:style-name="T109">return</text:span><text:span text:style-name="T110"><text:s/>@result</text:span><text:span text:style-name="T111">;</text:span></text:p>
      <text:p text:style-name="P30"><text:span text:style-name="T112">end</text:span><text:span text:style-name="T113">;</text:span></text:p>
      <text:p text:style-name="P30"><text:span text:style-name="T114">go</text:span></text:p>
      <text:p text:style-name="P30"><text:span text:style-name="T115"/></text:p>
      <text:p text:style-name="P30"><text:span text:style-name="T116">create</text:span><text:span text:style-name="T117"><text:s/></text:span><text:span text:style-name="T118">function</text:span><text:span text:style-name="T119"><text:s/>CountOfConcreateProductById</text:span><text:span text:style-name="T120">(</text:span><text:span text:style-name="T121">@id<text:s/></text:span><text:span text:style-name="T122">int</text:span><text:span text:style-name="T123">)</text:span></text:p>
      <text:p text:style-name="P30"><text:span text:style-name="T124">returns</text:span><text:span text:style-name="T125"><text:s/></text:span><text:span text:style-name="T126">int</text:span></text:p>
      <text:p text:style-name="P30"><text:span text:style-name="T126">as</text:span></text:p>
      <text:p text:style-name="P30"><text:span text:style-name="T126">begin</text:span></text:p>
      <text:p text:style-name="P30"><text:span text:style-name="T127"><text:tab/></text:span><text:span text:style-name="T128">declare</text:span><text:span text:style-name="T129"><text:s/>@result<text:s/></text:span><text:span text:style-name="T130">int</text:span><text:span text:style-name="T131">;</text:span></text:p>
      <text:p text:style-name="P30"><text:span text:style-name="T132"><text:tab/></text:span><text:span text:style-name="T133">select</text:span><text:span text:style-name="T134"><text:s/>@result<text:s/></text:span><text:span text:style-name="T135">=</text:span><text:span text:style-name="T136"><text:s/></text:span><text:span text:style-name="T137">Count</text:span><text:span text:style-name="T138"><text:s/></text:span><text:span text:style-name="T139">from</text:span><text:span text:style-name="T140"><text:s/>Products<text:s/></text:span><text:span text:style-name="T141">where</text:span><text:span text:style-name="T142"><text:s/>Id<text:s/></text:span><text:span text:style-name="T143">=</text:span><text:span text:style-name="T144"><text:s/>@id</text:span><text:span text:style-name="T145">;</text:span></text:p>
      <text:p text:style-name="P30"><text:span text:style-name="T146"><text:tab/></text:span><text:span text:style-name="T147">return</text:span><text:span text:style-name="T148"><text:s/>@result</text:span><text:span text:style-name="T149">;</text:span></text:p>
      <text:p text:style-name="P30"><text:span text:style-name="T150">end</text:span><text:span text:style-name="T151">;</text:span></text:p>
      <text:p text:style-name="P30"><text:span text:style-name="T152">go</text:span></text:p>
      <text:p text:style-name="P30"><text:span text:style-name="T153"/></text:p>
      <text:p text:style-name="P30"><text:span text:style-name="T154">create</text:span><text:span text:style-name="T155"><text:s/></text:span><text:span text:style-name="T156">function</text:span><text:span text:style-name="T157"><text:s/>CountProductsWithConcreateCategory</text:span><text:span text:style-name="T158">(</text:span><text:span text:style-name="T159">@categoryId<text:s/></text:span><text:span text:style-name="T160">int</text:span><text:span text:style-name="T161">)</text:span></text:p>
      <text:p text:style-name="P30"><text:span text:style-name="T162">returns</text:span><text:span text:style-name="T163"><text:s/></text:span><text:span text:style-name="T164">int</text:span></text:p>
      <text:p text:style-name="P30"><text:span text:style-name="T164">as</text:span></text:p>
      <text:p text:style-name="P30"><text:span text:style-name="T164">begin</text:span></text:p>
      <text:p text:style-name="P30"><text:span text:style-name="T165"><text:tab/></text:span><text:span text:style-name="T166">declare</text:span><text:span text:style-name="T167"><text:s/>@result<text:s/></text:span><text:span text:style-name="T168">int</text:span></text:p>
      <text:p text:style-name="P30"><text:span text:style-name="T169"><text:tab/></text:span><text:span text:style-name="T170">select</text:span><text:span text:style-name="T171"><text:s/>@result<text:s/></text:span><text:span text:style-name="T172">=</text:span><text:span text:style-name="T173"><text:s/></text:span><text:span text:style-name="T174">SUM</text:span><text:span text:style-name="T175">(</text:span><text:span text:style-name="T176">Count</text:span><text:span text:style-name="T177">)</text:span><text:span text:style-name="T178"><text:s/></text:span><text:span text:style-name="T179">from</text:span><text:span text:style-name="T180"><text:s/>Products<text:s/></text:span><text:span text:style-name="T181">where</text:span><text:span text:style-name="T182"><text:s/>Categoty<text:s/></text:span><text:span text:style-name="T183">=</text:span><text:span text:style-name="T184"><text:s/>@categoryId</text:span></text:p>
      <text:p text:style-name="P30"><text:span text:style-name="T184"><text:tab/></text:span><text:span text:style-name="T185">return</text:span><text:span text:style-name="T186"><text:s/>@result</text:span><text:span text:style-name="T187">;</text:span></text:p>
      <text:p text:style-name="P30"><text:span text:style-name="T188">end</text:span><text:span text:style-name="T189">;</text:span></text:p>
      <text:p text:style-name="P31"><text:span text:style-name="T190">go</text:span></text:p>
      <text:p text:style-name="P31"><text:span text:style-name="T191"/></text:p>
      <text:p text:style-name="P31"><text:span text:style-name="T192">Создание всех процедур:</text:span></text:p>
      <text:p text:style-name="P31"><text:span text:style-name="T193">use</text:span><text:span text:style-name="T194"><text:s/>Sem2</text:span><text:span text:style-name="T195">;</text:span></text:p>
      <text:p text:style-name="P32"><text:span text:style-name="T196">go</text:span></text:p>
      <text:p text:style-name="P32"><text:span text:style-name="T197"/></text:p>
      <text:p text:style-name="P32"><text:span text:style-name="T198">create</text:span><text:span text:style-name="T199"><text:s/></text:span><text:span text:style-name="T200">proc</text:span><text:span text:style-name="T201"><text:s/>SoldToday</text:span></text:p>
      <text:p text:style-name="P32"><text:span text:style-name="T202">as</text:span></text:p>
      <text:p text:style-name="P32"><text:span text:style-name="T202">select</text:span><text:span text:style-name="T203"><text:s/>s</text:span><text:span text:style-name="T204">.</text:span><text:span text:style-name="T205">Id</text:span><text:span text:style-name="T206">,</text:span><text:span text:style-name="T207"><text:s/>p</text:span><text:span text:style-name="T208">.</text:span><text:span text:style-name="T209">Name</text:span><text:span text:style-name="T210">,</text:span><text:span text:style-name="T211"><text:s/>p</text:span><text:span text:style-name="T212">.</text:span><text:span text:style-name="T213">Price<text:s/></text:span><text:span text:style-name="T214">from</text:span><text:span text:style-name="T215"><text:s/>Sales s</text:span></text:p>
      <text:p text:style-name="P32"><text:span text:style-name="T216">inner</text:span><text:span text:style-name="T217"><text:s/></text:span><text:span text:style-name="T218">join</text:span><text:span text:style-name="T219"><text:s/>Products p<text:s/></text:span><text:span text:style-name="T220">On</text:span><text:span text:style-name="T221"><text:s/>s</text:span><text:span text:style-name="T222">.</text:span><text:span text:style-name="T223">Product<text:s/></text:span><text:span text:style-name="T224">=</text:span><text:span text:style-name="T225"><text:s/>p</text:span><text:span text:style-name="T226">.</text:span><text:span text:style-name="T227">Id</text:span></text:p>
      <text:p text:style-name="P32"><text:span text:style-name="T228">inner</text:span><text:span text:style-name="T229"><text:s/></text:span><text:span text:style-name="T230">join</text:span><text:span text:style-name="T231"><text:s/>journal j<text:s/></text:span><text:span text:style-name="T232">On</text:span><text:span text:style-name="T233"><text:s/>s</text:span><text:span text:style-name="T234">.</text:span><text:span text:style-name="T235">Sell<text:s/></text:span><text:span text:style-name="T236">=</text:span><text:span text:style-name="T237"><text:s/>j</text:span><text:span text:style-name="T238">.</text:span><text:span text:style-name="T239">Id<text:s/></text:span><text:span text:style-name="T240">where</text:span><text:span text:style-name="T241"><text:s/></text:span><text:span text:style-name="T242">DATEDIFF</text:span><text:span text:style-name="T243">(</text:span><text:span text:style-name="T244">DAY</text:span><text:span text:style-name="T245">,</text:span><text:span text:style-name="T246"><text:s/>j</text:span><text:span text:style-name="T247">.</text:span><text:span text:style-name="T248">Date</text:span><text:span text:style-name="T249">,</text:span><text:span text:style-name="T250"><text:s/></text:span><text:span text:style-name="T251">GETDATE</text:span><text:span text:style-name="T252">())</text:span><text:span text:style-name="T253"><text:s/></text:span><text:span text:style-name="T254">=</text:span><text:span text:style-name="T255"><text:s/>0</text:span></text:p>
      <text:p text:style-name="P32"><text:span text:style-name="T256">go</text:span></text:p>
      <text:p text:style-name="P32"><text:span text:style-name="T257"/></text:p>
      <text:p text:style-name="P32"><text:span text:style-name="T258">create</text:span><text:span text:style-name="T259"><text:s/></text:span><text:span text:style-name="T260">proc</text:span><text:span text:style-name="T261"><text:s/>ProductsWithCategory</text:span><text:span text:style-name="T262"><text:s/></text:span><text:span text:style-name="T263">(</text:span><text:span text:style-name="T264">@categoryId<text:s/></text:span><text:span text:style-name="T265">int</text:span><text:span text:style-name="T266">)</text:span></text:p>
      <text:p text:style-name="P32"><text:span text:style-name="T267">as</text:span></text:p>
      <text:p text:style-name="P32"><text:span text:style-name="T267">select</text:span><text:span text:style-name="T268"><text:s/></text:span><text:span text:style-name="T269">*</text:span><text:span text:style-name="T270"><text:s/></text:span><text:span text:style-name="T271">from</text:span><text:span text:style-name="T272"><text:s/>Products<text:s/></text:span><text:span text:style-name="T273">where</text:span><text:span text:style-name="T274"><text:s/>Categoty<text:s/></text:span><text:span text:style-name="T275">=</text:span><text:span text:style-name="T276"><text:s/>@categoryId</text:span></text:p>
      <text:p text:style-name="P32"><text:span text:style-name="T277">go</text:span></text:p>
      <text:p text:style-name="P32"><text:span text:style-name="T278"/></text:p>
      <text:p text:style-name="P32"><text:span text:style-name="T279">create</text:span><text:span text:style-name="T280"><text:s/></text:span><text:span text:style-name="T281">proc</text:span><text:span text:style-name="T282"><text:s/>EmptyProducts</text:span></text:p>
      <text:p text:style-name="P32"><text:span text:style-name="T283">as</text:span></text:p>
      <text:p text:style-name="P32"><text:span text:style-name="T283">select</text:span><text:span text:style-name="T284"><text:s/></text:span><text:span text:style-name="T285">*</text:span><text:span text:style-name="T286"><text:s/></text:span><text:span text:style-name="T287">from</text:span><text:span text:style-name="T288"><text:s/>Products<text:s/></text:span><text:span text:style-name="T289">where</text:span><text:span text:style-name="T290"><text:s/></text:span><text:span text:style-name="T291">Count</text:span><text:span text:style-name="T292"><text:s/></text:span><text:span text:style-name="T293">=</text:span><text:span text:style-name="T294"><text:s/>0</text:span><text:span text:style-name="T295">;</text:span></text:p>
      <text:p text:style-name="P33"><text:span text:style-name="T296">go</text:span></text:p>
      <text:p text:style-name="P33"><text:span text:style-name="T297"/></text:p>
      <text:p text:style-name="P33"><text:span text:style-name="T298">Создание триггеров:</text:span></text:p>
      <text:p text:style-name="P33"><text:span text:style-name="T299">Use</text:span><text:span text:style-name="T300"><text:s/>Sem2</text:span></text:p>
      <text:p text:style-name="P34"><text:span text:style-name="T301">go</text:span></text:p>
      <text:p text:style-name="P34"><text:span text:style-name="T302"/></text:p>
      <text:p text:style-name="P34"><text:span text:style-name="T303">create</text:span><text:span text:style-name="T304"><text:s/></text:span><text:span text:style-name="T305">trigger</text:span><text:span text:style-name="T306"><text:s/>DropTrigggers</text:span></text:p>
      <text:p text:style-name="P34"><text:span text:style-name="T307">on</text:span><text:span text:style-name="T308"><text:s/></text:span><text:span text:style-name="T309">database</text:span><text:span text:style-name="T310"><text:s/></text:span><text:span text:style-name="T311">for</text:span><text:span text:style-name="T312"><text:s/>DROP_TRIGGER</text:span></text:p>
      <text:p text:style-name="P34"><text:span text:style-name="T313">as</text:span></text:p>
      <text:p text:style-name="P34"><text:span text:style-name="T313">print</text:span><text:span text:style-name="T314"><text:s/></text:span><text:span text:style-name="T315">'</text:span><text:span text:style-name="T316">Невозможно удалить триггеры.'</text:span></text:p>
      <text:p text:style-name="P34"><text:span text:style-name="T317">rollback</text:span></text:p>
      <text:p text:style-name="P34"><text:span text:style-name="T317">go</text:span></text:p>
      <text:p text:style-name="P34"><text:span text:style-name="T318"/></text:p>
      <text:p text:style-name="P34"><text:span text:style-name="T319">create</text:span><text:span text:style-name="T320"><text:s/></text:span><text:span text:style-name="T321">trigger</text:span><text:span text:style-name="T322"><text:s/>DropDatabase</text:span></text:p>
      <text:p text:style-name="P34"><text:span text:style-name="T323">on</text:span><text:span text:style-name="T324"><text:s/></text:span><text:span text:style-name="T325">database</text:span><text:span text:style-name="T326"><text:s/></text:span><text:span text:style-name="T327">for</text:span><text:span text:style-name="T328"><text:s/>DROP_DATABASE</text:span></text:p>
      <text:p text:style-name="P34"><text:span text:style-name="T329">as</text:span></text:p>
      <text:p text:style-name="P34"><text:span text:style-name="T329">print</text:span><text:span text:style-name="T330"><text:s/></text:span><text:span text:style-name="T331">'</text:span><text:span text:style-name="T332">Невозможно удалить базу данных'</text:span></text:p>
      <text:p text:style-name="P34"><text:span text:style-name="T333">rollback</text:span></text:p>
      <text:p text:style-name="P34"><text:span text:style-name="T333">go</text:span></text:p>
      <text:p text:style-name="P34"><text:span text:style-name="T334"/></text:p>
      <text:p text:style-name="P34"><text:span text:style-name="T335">create</text:span><text:span text:style-name="T336"><text:s/></text:span><text:span text:style-name="T337">trigger</text:span><text:span text:style-name="T338"><text:s/>DropTable</text:span></text:p>
      <text:p text:style-name="P34"><text:span text:style-name="T339">on</text:span><text:span text:style-name="T340"><text:s/></text:span><text:span text:style-name="T341">database</text:span><text:span text:style-name="T342"><text:s/></text:span><text:span text:style-name="T343">for</text:span><text:span text:style-name="T344"><text:s/>DROP_TABLE</text:span></text:p>
      <text:p text:style-name="P34"><text:span text:style-name="T345">as</text:span></text:p>
      <text:p text:style-name="P34"><text:span text:style-name="T345">print</text:span><text:span text:style-name="T346"><text:s/></text:span><text:span text:style-name="T347">'</text:span><text:span text:style-name="T348">Невозможно удалить таблицу'</text:span></text:p>
      <text:p text:style-name="P34"><text:span text:style-name="T349">rollback</text:span></text:p>
      <text:p text:style-name="P35"><text:span text:style-name="T349">go</text:span></text:p>
      <text:p text:style-name="P35"><text:span text:style-name="T350"/></text:p>
      <text:p text:style-name="P35"><text:span text:style-name="T350"/></text:p>
      <text:p text:style-name="P35"><text:span text:style-name="T351">Создание всех представлений:</text:span></text:p>
      <text:p text:style-name="P35"><text:span text:style-name="T352">use</text:span><text:span text:style-name="T353"><text:s/>Sem2</text:span></text:p>
      <text:p text:style-name="P36"><text:span text:style-name="T354">go</text:span></text:p>
      <text:p text:style-name="P36"><text:span text:style-name="T355"/></text:p>
      <text:p text:style-name="P36"><text:span text:style-name="T356">create</text:span><text:span text:style-name="T357"><text:s/></text:span><text:span text:style-name="T358">view</text:span><text:span text:style-name="T359"><text:s/>AllSellers</text:span></text:p>
      <text:p text:style-name="P36"><text:span text:style-name="T360">as</text:span></text:p>
      <text:p text:style-name="P36"><text:span text:style-name="T360">select</text:span><text:span text:style-name="T361"><text:s/></text:span><text:span text:style-name="T362">*</text:span><text:span text:style-name="T363"><text:s/></text:span><text:span text:style-name="T364">from</text:span><text:span text:style-name="T365"><text:s/>Sellers</text:span></text:p>
      <text:p text:style-name="P36"><text:span text:style-name="T366">go</text:span></text:p>
      <text:p text:style-name="P36"><text:span text:style-name="T367"/></text:p>
      <text:p text:style-name="P36"><text:span text:style-name="T368">create</text:span><text:span text:style-name="T369"><text:s/></text:span><text:span text:style-name="T370">view</text:span><text:span text:style-name="T371"><text:s/>AllProducts</text:span></text:p>
      <text:p text:style-name="P36"><text:span text:style-name="T372">as</text:span></text:p>
      <text:p text:style-name="P36"><text:span text:style-name="T372">select</text:span><text:span text:style-name="T373"><text:s/>p</text:span><text:span text:style-name="T374">.</text:span><text:span text:style-name="T375">Id</text:span><text:span text:style-name="T376">,</text:span><text:span text:style-name="T377"><text:s/>p</text:span><text:span text:style-name="T378">.</text:span><text:span text:style-name="T379">Name</text:span><text:span text:style-name="T380">,</text:span><text:span text:style-name="T381"><text:s/></text:span><text:span text:style-name="T382">Description</text:span><text:span text:style-name="T383">,</text:span><text:span text:style-name="T384"><text:s/>Price</text:span><text:span text:style-name="T385">,</text:span><text:span text:style-name="T386"><text:s/></text:span><text:span text:style-name="T387">Count</text:span><text:span text:style-name="T388">,</text:span><text:span text:style-name="T389"><text:s/>Categoty<text:s/></text:span><text:span text:style-name="T390">from</text:span><text:span text:style-name="T391"><text:s/>Products p</text:span></text:p>
      <text:p text:style-name="P36"><text:span text:style-name="T392">inner</text:span><text:span text:style-name="T393"><text:s/></text:span><text:span text:style-name="T394">join</text:span></text:p>
      <text:p text:style-name="P36"><text:span text:style-name="T395">Categories c<text:s/></text:span><text:span text:style-name="T396">On</text:span><text:span text:style-name="T397"><text:s/>p</text:span><text:span text:style-name="T398">.</text:span><text:span text:style-name="T399">Categoty<text:s/></text:span><text:span text:style-name="T400">=</text:span><text:span text:style-name="T401"><text:s/>c</text:span><text:span text:style-name="T402">.</text:span><text:span text:style-name="T403">Id</text:span></text:p>
      <text:p text:style-name="P36"><text:span text:style-name="T404">go</text:span></text:p>
      <text:p text:style-name="P36"><text:span text:style-name="T405"/></text:p>
      <text:p text:style-name="P36"><text:span text:style-name="T406">create</text:span><text:span text:style-name="T407"><text:s/></text:span><text:span text:style-name="T408">view</text:span><text:span text:style-name="T409"><text:s/>AllCategories</text:span></text:p>
      <text:p text:style-name="P36"><text:span text:style-name="T410">as</text:span></text:p>
      <text:p text:style-name="P36"><text:span text:style-name="T410">select</text:span><text:span text:style-name="T411"><text:s/></text:span><text:span text:style-name="T412">*</text:span><text:span text:style-name="T413"><text:s/></text:span><text:span text:style-name="T414">from</text:span><text:span text:style-name="T415"><text:s/>Categories</text:span></text:p>
      <text:p text:style-name="P37"><text:span text:style-name="T416">go</text:span><text:span text:style-name="T417">;</text:span></text:p>
      <text:p text:style-name="P37"><text:span text:style-name="T418"/></text:p>
      <text:p text:style-name="P37"><text:span text:style-name="T419">Вывод:<text:s/></text:span><text:span text:style-name="T420">в результате выполнения лабораторной работы была спроектирована и создана база данных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